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officeooo:paragraph-rsid="0043c646"/>
    </style:style>
    <style:style style:name="P16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3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5" style:family="paragraph" style:parent-style-name="Standard" style:list-style-name="L19">
      <style:text-properties fo:color="#000000" style:font-name="Liberation Serif" fo:font-size="12pt" officeooo:rsid="00004167" officeooo:paragraph-rsid="003a39af" style:font-size-asian="12pt" style:font-size-complex="12pt"/>
    </style:style>
    <style:style style:name="P26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6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7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9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40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2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3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4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6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50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2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3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5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6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8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9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1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3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6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7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8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80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3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9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1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2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6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8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9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1" style:family="paragraph" style:parent-style-name="Standard" style:list-style-name="L34">
      <style:text-properties fo:color="#000000" style:font-name="Liberation Serif" fo:font-size="12pt" officeooo:rsid="00124852" officeooo:paragraph-rsid="002ef29e" style:font-size-asian="12pt" style:font-size-complex="12pt"/>
    </style:style>
    <style:style style:name="P102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5" style:family="paragraph" style:parent-style-name="Standard" style:list-style-name="L37">
      <style:text-properties fo:color="#000000" style:font-name="Liberation Serif" fo:font-size="12pt" officeooo:rsid="00124852" officeooo:paragraph-rsid="0034f5e1" style:font-size-asian="12pt" style:font-size-complex="12pt"/>
    </style:style>
    <style:style style:name="P106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9" style:family="paragraph" style:parent-style-name="Standard" style:list-style-name="L40">
      <style:text-properties fo:color="#000000" style:font-name="Liberation Serif" fo:font-size="12pt" officeooo:rsid="00124852" officeooo:paragraph-rsid="00371af2" style:font-size-asian="12pt" style:font-size-complex="12pt"/>
    </style:style>
    <style:style style:name="P110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1" style:family="paragraph" style:parent-style-name="Standard" style:list-style-name="L41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2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3" style:family="paragraph" style:parent-style-name="Standard" style:list-style-name="L42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4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5" style:family="paragraph" style:parent-style-name="Standard" style:list-style-name="L44">
      <style:text-properties fo:color="#000000" style:font-name="Liberation Serif" fo:font-size="12pt" officeooo:rsid="00124852" officeooo:paragraph-rsid="003315ad" style:font-size-asian="12pt" style:font-size-complex="12pt"/>
    </style:style>
    <style:style style:name="P116" style:family="paragraph" style:parent-style-name="Standard" style:list-style-name="L19">
      <style:text-properties fo:color="#000000" style:font-name="Liberation Serif" fo:font-size="12pt" officeooo:rsid="00124852" officeooo:paragraph-rsid="003a39af" style:font-size-asian="12pt" style:font-size-complex="12pt"/>
    </style:style>
    <style:style style:name="P117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8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9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120" style:family="paragraph" style:parent-style-name="Standard" style:list-style-name="L1">
      <style:text-properties officeooo:rsid="0000b056" officeooo:paragraph-rsid="0000b056"/>
    </style:style>
    <style:style style:name="P121" style:family="paragraph" style:parent-style-name="Standard" style:list-style-name="L1">
      <style:text-properties officeooo:rsid="0000b056" officeooo:paragraph-rsid="0000f7aa"/>
    </style:style>
    <style:style style:name="P122" style:family="paragraph" style:parent-style-name="Standard" style:list-style-name="L1">
      <style:text-properties officeooo:rsid="0000b056" officeooo:paragraph-rsid="0001e009"/>
    </style:style>
    <style:style style:name="P123" style:family="paragraph" style:parent-style-name="Standard" style:list-style-name="L1">
      <style:text-properties officeooo:rsid="0000b056" officeooo:paragraph-rsid="00124852"/>
    </style:style>
    <style:style style:name="P124" style:family="paragraph" style:parent-style-name="Standard" style:list-style-name="L1">
      <style:text-properties officeooo:rsid="0000b056" officeooo:paragraph-rsid="0012a191"/>
    </style:style>
    <style:style style:name="P125" style:family="paragraph" style:parent-style-name="Standard" style:list-style-name="L1">
      <style:text-properties officeooo:rsid="0000b056" officeooo:paragraph-rsid="0013a992"/>
    </style:style>
    <style:style style:name="P126" style:family="paragraph" style:parent-style-name="Standard" style:list-style-name="L5">
      <style:text-properties officeooo:rsid="0000b056" officeooo:paragraph-rsid="0000b056"/>
    </style:style>
    <style:style style:name="P127" style:family="paragraph" style:parent-style-name="Standard" style:list-style-name="L50">
      <style:text-properties officeooo:rsid="0000b056" officeooo:paragraph-rsid="001e6d42"/>
    </style:style>
    <style:style style:name="P128" style:family="paragraph" style:parent-style-name="Standard" style:list-style-name="L57">
      <style:text-properties officeooo:rsid="0000f7aa" officeooo:paragraph-rsid="001ede75"/>
    </style:style>
    <style:style style:name="P129" style:family="paragraph" style:parent-style-name="Standard" style:list-style-name="L1">
      <style:text-properties officeooo:rsid="0001e009" officeooo:paragraph-rsid="0001e009"/>
    </style:style>
    <style:style style:name="P130" style:family="paragraph" style:parent-style-name="Standard" style:list-style-name="L11">
      <style:text-properties officeooo:rsid="0001e009" officeooo:paragraph-rsid="0001e009"/>
    </style:style>
    <style:style style:name="P131" style:family="paragraph" style:parent-style-name="Standard" style:list-style-name="L59">
      <style:text-properties officeooo:rsid="0001e009" officeooo:paragraph-rsid="001ede75"/>
    </style:style>
    <style:style style:name="P132" style:family="paragraph" style:parent-style-name="Standard" style:list-style-name="L1">
      <style:text-properties officeooo:rsid="0003c6a1" officeooo:paragraph-rsid="0003c6a1"/>
    </style:style>
    <style:style style:name="P133" style:family="paragraph" style:parent-style-name="Standard" style:list-style-name="L44">
      <style:text-properties officeooo:rsid="0003c6a1" officeooo:paragraph-rsid="0012007f"/>
    </style:style>
    <style:style style:name="P134" style:family="paragraph" style:parent-style-name="Standard" style:list-style-name="L1">
      <style:text-properties officeooo:rsid="0008f78a" officeooo:paragraph-rsid="0008f78a"/>
    </style:style>
    <style:style style:name="P135" style:family="paragraph" style:parent-style-name="Standard" style:list-style-name="L1">
      <style:text-properties officeooo:rsid="0008f78a" officeooo:paragraph-rsid="00124852"/>
    </style:style>
    <style:style style:name="P136" style:family="paragraph" style:parent-style-name="Standard" style:list-style-name="L1">
      <style:text-properties officeooo:rsid="000a9b41" officeooo:paragraph-rsid="00124852"/>
    </style:style>
    <style:style style:name="P137" style:family="paragraph" style:parent-style-name="Standard" style:list-style-name="L19">
      <style:text-properties officeooo:rsid="00064beb" officeooo:paragraph-rsid="0008f78a"/>
    </style:style>
    <style:style style:name="P138" style:family="paragraph" style:parent-style-name="Standard" style:list-style-name="L1">
      <style:text-properties officeooo:rsid="00064beb" officeooo:paragraph-rsid="00124852"/>
    </style:style>
    <style:style style:name="P139" style:family="paragraph" style:parent-style-name="Standard" style:list-style-name="L1">
      <style:text-properties officeooo:rsid="000b0ef5" officeooo:paragraph-rsid="00124852"/>
    </style:style>
    <style:style style:name="P140" style:family="paragraph" style:parent-style-name="Standard" style:list-style-name="L68">
      <style:text-properties officeooo:rsid="000b0ef5" officeooo:paragraph-rsid="003c21ff"/>
    </style:style>
    <style:style style:name="P141" style:family="paragraph" style:parent-style-name="Standard" style:list-style-name="L69">
      <style:text-properties officeooo:rsid="000b0ef5" officeooo:paragraph-rsid="003c21ff"/>
    </style:style>
    <style:style style:name="P142" style:family="paragraph" style:parent-style-name="Standard" style:list-style-name="L1">
      <style:text-properties officeooo:rsid="000c14d5" officeooo:paragraph-rsid="00124852"/>
    </style:style>
    <style:style style:name="P143" style:family="paragraph" style:parent-style-name="Standard" style:list-style-name="L1">
      <style:text-properties officeooo:rsid="00034390" officeooo:paragraph-rsid="00034390"/>
    </style:style>
    <style:style style:name="P144" style:family="paragraph" style:parent-style-name="Standard" style:list-style-name="L1">
      <style:text-properties officeooo:rsid="00034390" officeooo:paragraph-rsid="0012a191"/>
    </style:style>
    <style:style style:name="P145" style:family="paragraph" style:parent-style-name="Standard" style:list-style-name="L1">
      <style:text-properties officeooo:rsid="00034390" officeooo:paragraph-rsid="0014033a"/>
    </style:style>
    <style:style style:name="P146" style:family="paragraph" style:parent-style-name="Standard" style:list-style-name="L23">
      <style:text-properties officeooo:rsid="00034390" officeooo:paragraph-rsid="000fcfb8"/>
    </style:style>
    <style:style style:name="P147" style:family="paragraph" style:parent-style-name="Standard" style:list-style-name="L19">
      <style:text-properties officeooo:rsid="00034fec" officeooo:paragraph-rsid="003315ad"/>
    </style:style>
    <style:style style:name="P148" style:family="paragraph" style:parent-style-name="Standard">
      <style:text-properties officeooo:rsid="00034fec" officeooo:paragraph-rsid="00064beb"/>
    </style:style>
    <style:style style:name="P149" style:family="paragraph" style:parent-style-name="Standard" style:list-style-name="L21">
      <style:text-properties officeooo:paragraph-rsid="00064beb"/>
    </style:style>
    <style:style style:name="P150" style:family="paragraph" style:parent-style-name="Standard" style:list-style-name="L24">
      <style:text-properties officeooo:paragraph-rsid="0010178c"/>
    </style:style>
    <style:style style:name="P151" style:family="paragraph" style:parent-style-name="Standard" style:list-style-name="L1">
      <style:text-properties officeooo:rsid="00161887" officeooo:paragraph-rsid="00161887"/>
    </style:style>
    <style:style style:name="P152" style:family="paragraph" style:parent-style-name="Standard" style:list-style-name="L47">
      <style:text-properties officeooo:paragraph-rsid="001e6d42"/>
    </style:style>
    <style:style style:name="P153" style:family="paragraph" style:parent-style-name="Standard" style:list-style-name="L56">
      <style:text-properties officeooo:paragraph-rsid="001ede75"/>
    </style:style>
    <style:style style:name="P154" style:family="paragraph" style:parent-style-name="Standard" style:list-style-name="L44">
      <style:text-properties officeooo:paragraph-rsid="003315ad"/>
    </style:style>
    <style:style style:name="P155" style:family="paragraph" style:parent-style-name="Standard" style:list-style-name="L36">
      <style:text-properties officeooo:paragraph-rsid="0023679f"/>
    </style:style>
    <style:style style:name="P156" style:family="paragraph" style:parent-style-name="Standard" style:list-style-name="L38">
      <style:text-properties officeooo:paragraph-rsid="0023679f"/>
    </style:style>
    <style:style style:name="P157" style:family="paragraph" style:parent-style-name="Standard" style:list-style-name="L1">
      <style:text-properties officeooo:rsid="003f54e7" officeooo:paragraph-rsid="003f54e7"/>
    </style:style>
    <style:style style:name="P158" style:family="paragraph" style:parent-style-name="Standard" style:list-style-name="L1">
      <style:text-properties fo:font-weight="bold" officeooo:rsid="003ffc3f" officeooo:paragraph-rsid="003ffc3f" style:font-weight-asian="bold" style:font-weight-complex="bold"/>
    </style:style>
    <style:style style:name="P159" style:family="paragraph" style:parent-style-name="Standard" style:list-style-name="L1">
      <style:text-properties officeooo:rsid="0040587f" officeooo:paragraph-rsid="0040587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84aa2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04167"/>
    </style:style>
    <style:style style:name="T17" style:family="text">
      <style:text-properties fo:font-variant="normal" fo:text-transform="none" fo:letter-spacing="normal" fo:font-style="normal" fo:font-weight="normal" officeooo:rsid="0001e009"/>
    </style:style>
    <style:style style:name="T18" style:family="text">
      <style:text-properties fo:font-variant="normal" fo:text-transform="none" fo:letter-spacing="normal" fo:font-style="normal" fo:font-weight="normal" officeooo:rsid="00064beb"/>
    </style:style>
    <style:style style:name="T19" style:family="text">
      <style:text-properties fo:font-variant="normal" fo:text-transform="none" fo:letter-spacing="normal" fo:font-style="normal" fo:font-weight="normal" officeooo:rsid="00071c38"/>
    </style:style>
    <style:style style:name="T20" style:family="text">
      <style:text-properties fo:font-variant="normal" fo:text-transform="none" fo:letter-spacing="normal" fo:font-style="normal" fo:font-weight="normal" officeooo:rsid="00034390"/>
    </style:style>
    <style:style style:name="T21" style:family="text">
      <style:text-properties fo:font-variant="normal" fo:text-transform="none" fo:letter-spacing="normal" fo:font-style="normal" fo:font-weight="normal" officeooo:rsid="0008f78a"/>
    </style:style>
    <style:style style:name="T22" style:family="text">
      <style:text-properties fo:font-variant="normal" fo:text-transform="none" fo:letter-spacing="normal" fo:font-style="normal" fo:font-weight="normal" officeooo:rsid="000a9b41"/>
    </style:style>
    <style:style style:name="T23" style:family="text">
      <style:text-properties fo:font-variant="normal" fo:text-transform="none" fo:letter-spacing="normal" fo:font-style="normal" fo:font-weight="normal" officeooo:rsid="0012a191"/>
    </style:style>
    <style:style style:name="T24" style:family="text">
      <style:text-properties fo:font-variant="normal" fo:text-transform="none" fo:letter-spacing="normal" fo:font-style="normal" fo:font-weight="normal" officeooo:rsid="0014033a"/>
    </style:style>
    <style:style style:name="T25" style:family="text">
      <style:text-properties fo:font-variant="normal" fo:text-transform="none" fo:letter-spacing="normal" fo:font-style="normal" fo:font-weight="normal" officeooo:rsid="00192f97"/>
    </style:style>
    <style:style style:name="T26" style:family="text">
      <style:text-properties fo:font-variant="normal" fo:text-transform="none" fo:letter-spacing="normal" fo:font-style="normal" fo:font-weight="normal" officeooo:rsid="001d45cf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color="#000000" style:font-name="Liberation Serif" fo:font-size="12pt" style:font-size-asian="12pt" style:font-size-complex="12pt"/>
    </style:style>
    <style:style style:name="T33" style:family="text">
      <style:text-properties fo:color="#000000" style:font-name="Liberation Serif" fo:font-size="12pt" officeooo:rsid="00004167" style:font-size-asian="12pt" style:font-size-complex="12pt"/>
    </style:style>
    <style:style style:name="T34" style:family="text">
      <style:text-properties fo:color="#000000" style:font-name="Liberation Serif" fo:font-size="12pt" officeooo:rsid="0000b056" style:font-size-asian="12pt" style:font-size-complex="12pt"/>
    </style:style>
    <style:style style:name="T35" style:family="text">
      <style:text-properties fo:color="#000000" style:font-name="Liberation Serif" fo:font-size="12pt" officeooo:rsid="0000f7aa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officeooo:rsid="000c14d5" style:font-size-asian="12pt" style:font-size-complex="12pt"/>
    </style:style>
    <style:style style:name="T55" style:family="text">
      <style:text-properties fo:color="#000000" style:font-name="Liberation Serif" fo:font-size="12pt" officeooo:rsid="0043c646" style:font-size-asian="12pt" style:font-size-complex="12pt"/>
    </style:style>
    <style:style style:name="T56" style:family="text">
      <style:text-properties fo:color="#000000" style:font-name="Liberation Serif" fo:font-size="12pt" officeooo:rsid="004425a8" style:font-size-asian="12pt" style:font-size-complex="12pt"/>
    </style:style>
    <style:style style:name="T5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59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60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61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62" style:family="text">
      <style:text-properties officeooo:rsid="0000b056"/>
    </style:style>
    <style:style style:name="T63" style:family="text">
      <style:text-properties officeooo:rsid="0001e009"/>
    </style:style>
    <style:style style:name="T64" style:family="text">
      <style:text-properties officeooo:rsid="00064beb"/>
    </style:style>
    <style:style style:name="T65" style:family="text">
      <style:text-properties officeooo:rsid="000e5c3a"/>
    </style:style>
    <style:style style:name="T66" style:family="text">
      <style:text-properties officeooo:rsid="0010a8a9"/>
    </style:style>
    <style:style style:name="T67" style:family="text">
      <style:text-properties officeooo:rsid="0012007f"/>
    </style:style>
    <style:style style:name="T68" style:family="text">
      <style:text-properties officeooo:rsid="00124852"/>
    </style:style>
    <style:style style:name="T69" style:family="text">
      <style:text-properties officeooo:rsid="001e6d42"/>
    </style:style>
    <style:style style:name="T70" style:family="text">
      <style:text-properties officeooo:rsid="001ede75"/>
    </style:style>
    <style:style style:name="T71" style:family="text">
      <style:text-properties officeooo:rsid="001f3fe5"/>
    </style:style>
    <style:style style:name="T72" style:family="text">
      <style:text-properties fo:font-weight="bold" officeooo:rsid="00004167" style:font-weight-asian="bold" style:font-weight-complex="bold"/>
    </style:style>
    <style:style style:name="T73" style:family="text">
      <style:text-properties officeooo:rsid="00034fec"/>
    </style:style>
    <style:style style:name="T74" style:family="text">
      <style:text-properties officeooo:rsid="003c21ff"/>
    </style:style>
    <style:style style:name="T75" style:family="text">
      <style:text-properties officeooo:rsid="0040587f"/>
    </style:style>
    <style:style style:name="T76" style:family="text">
      <style:text-properties officeooo:rsid="00417bd9"/>
    </style:style>
    <style:style style:name="T77" style:family="text">
      <style:text-properties officeooo:rsid="0042c824"/>
    </style:style>
    <style:style style:name="T78" style:family="text">
      <style:text-properties officeooo:rsid="0043c646"/>
    </style:style>
    <style:style style:name="T79" style:family="text">
      <style:text-properties officeooo:rsid="00453c5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header>
          <text:p text:style-name="P119">INT - number from 0 to 9223372036854775805 for id and from 0 to 100000 for page</text:p>
          <text:p text:style-name="P119"/>
        </text:list-header>
        <text:list-item>
          <text:p text:style-name="P20"><text:span text:style-name="T1">Path </text:span><text:span text:style-name="T62">methods </text:span><text:span text:style-name="T68">without authentification </text:span><text:span text:style-name="T1">:</text:span></text:p>
          <text:list>
            <text:list-item>
              <text:p text:style-name="P22">getUser/INT(user_id)</text:p>
              <text:p text:style-name="P4"><text:span text:style-name="T33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51"><text:span text:style-name="T2">answer example:</text:span></text:p>
              <text:p text:style-name="P151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2">getCategory/INT(category_id)</text:p>
              <text:p text:style-name="P16"><text:span text:style-name="T16">example : «</text:span><text:a xlink:type="simple" xlink:href="http://localhost:3000/getCategory/110" text:style-name="Internet_20_link" text:visited-style-name="Visited_20_Internet_20_Link"><text:span text:style-name="T16">http://localhost:3000/getCategory/</text:span></text:a><text:span text:style-name="T25">53</text:span><text:span text:style-name="T15">»</text:span></text:p>
              <text:p text:style-name="P118"><text:span text:style-name="T15">answer example:</text:span></text:p>
              <text:p text:style-name="P118"><text:span text:style-name="T15">{"category_id":53,"category_name":"primis","sub_categories":[61],"super_category":{"category_id":7,"category_name":"ut","sub_categories":[52,53]}}</text:span></text:p>
            </text:list-item>
            <text:list-item>
              <text:p text:style-name="P17"><text:span text:style-name="T1">get</text:span><text:span text:style-name="T63">Tag</text:span><text:span text:style-name="T1">/INT(</text:span><text:span text:style-name="T63">tag</text:span><text:span text:style-name="T1">_id)</text:span></text:p>
              <text:p text:style-name="P17"><text:span text:style-name="T16">example : «</text:span><text:a xlink:type="simple" xlink:href="http://localhost:3000/getTag/1271" text:style-name="Internet_20_link" text:visited-style-name="Visited_20_Internet_20_Link"><text:span text:style-name="T16">http://localhost:3000/get</text:span></text:a><text:a xlink:type="simple" xlink:href="http://localhost:3000/getTag/1271" text:style-name="Internet_20_link" text:visited-style-name="Visited_20_Internet_20_Link"><text:span text:style-name="T17">Tag</text:span></text:a><text:a xlink:type="simple" xlink:href="http://localhost:3000/getTag/1271" text:style-name="Internet_20_link" text:visited-style-name="Visited_20_Internet_20_Link"><text:span text:style-name="T16">/</text:span></text:a><text:a xlink:type="simple" xlink:href="http://localhost:3000/getTag/1271" text:style-name="Internet_20_link" text:visited-style-name="Visited_20_Internet_20_Link"><text:span text:style-name="T17">127</text:span></text:a><text:a xlink:type="simple" xlink:href="http://localhost:3000/getTag/1271" text:style-name="Internet_20_link" text:visited-style-name="Visited_20_Internet_20_Link"><text:span text:style-name="T16">1</text:span></text:a><text:span text:style-name="T15">»</text:span></text:p>
              <text:p text:style-name="P118"><text:span text:style-name="T15">answer example:</text:span></text:p>
              <text:p text:style-name="P118"><text:span text:style-name="T15">{"tag_id":7,"tag_name":"facilisi"}</text:span></text:p>
            </text:list-item>
            <text:list-item>
              <text:p text:style-name="P5"><text:span text:style-name="T33">get</text:span><text:span text:style-name="T41">Post</text:span><text:span text:style-name="T33">/INT(</text:span><text:span text:style-name="T41">post</text:span><text:span text:style-name="T33">_id)</text:span></text:p>
              <text:p text:style-name="P18"><text:span text:style-name="T16">example : «</text:span><text:a xlink:type="simple" xlink:href="http://localhost:3000/getPost/171" text:style-name="Internet_20_link" text:visited-style-name="Visited_20_Internet_20_Link"><text:span text:style-name="T16">http://localhost:3000/get</text:span></text:a><text:a xlink:type="simple" xlink:href="http://localhost:3000/getPost/171" text:style-name="Internet_20_link" text:visited-style-name="Visited_20_Internet_20_Link"><text:span text:style-name="T18">Post</text:span></text:a><text:a xlink:type="simple" xlink:href="http://localhost:3000/getPost/171" text:style-name="Internet_20_link" text:visited-style-name="Visited_20_Internet_20_Link"><text:span text:style-name="T16">/</text:span></text:a><text:a xlink:type="simple" xlink:href="http://localhost:3000/getPost/171" text:style-name="Internet_20_link" text:visited-style-name="Visited_20_Internet_20_Link"><text:span text:style-name="T17">1</text:span></text:a><text:a xlink:type="simple" xlink:href="http://localhost:3000/getPost/171" text:style-name="Internet_20_link" text:visited-style-name="Visited_20_Internet_20_Link"><text:span text:style-name="T18">7</text:span></text:a><text:a xlink:type="simple" xlink:href="http://localhost:3000/getPost/171" text:style-name="Internet_20_link" text:visited-style-name="Visited_20_Internet_20_Link"><text:span text:style-name="T16">1</text:span></text:a><text:span text:style-name="T15">»</text:span></text:p>
              <text:p text:style-name="P118"><text:span text:style-name="T15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42">picture</text:span><text:span text:style-name="T33">/INT(</text:span><text:span text:style-name="T42">pic</text:span><text:span text:style-name="T33">_id)</text:span></text:p>
              <text:p text:style-name="P19"><text:span text:style-name="T16">example : «</text:span><text:a xlink:type="simple" xlink:href="http://localhost:3000/picture/241" text:style-name="Internet_20_link" text:visited-style-name="Visited_20_Internet_20_Link"><text:span text:style-name="T16">http://localhost:3000/</text:span></text:a><text:a xlink:type="simple" xlink:href="http://localhost:3000/picture/241" text:style-name="Internet_20_link" text:visited-style-name="Visited_20_Internet_20_Link"><text:span text:style-name="T19">picture</text:span></text:a><text:a xlink:type="simple" xlink:href="http://localhost:3000/picture/241" text:style-name="Internet_20_link" text:visited-style-name="Visited_20_Internet_20_Link"><text:span text:style-name="T16">/</text:span></text:a><text:a xlink:type="simple" xlink:href="http://localhost:3000/picture/241" text:style-name="Internet_20_link" text:visited-style-name="Visited_20_Internet_20_Link"><text:span text:style-name="T19">24</text:span></text:a><text:a xlink:type="simple" xlink:href="http://localhost:3000/picture/241" text:style-name="Internet_20_link" text:visited-style-name="Visited_20_Internet_20_Link"><text:span text:style-name="T16">1</text:span></text:a><text:span text:style-name="T15">»</text:span></text:p>
              <text:p text:style-name="P13"><text:span text:style-name="T5">answer </text:span><text:span text:style-name="T6">will be picture</text:span></text:p>
              <text:p text:style-name="P21"><text:span text:style-name="T15"/></text:p>
            </text:list-item>
          </text:list>
        </text:list-item>
        <text:list-item>
          <text:p text:style-name="P23">Query string <text:span text:style-name="T62">methods </text:span><text:span text:style-name="T68">without token authentification:</text:span></text:p>
          <text:list>
            <text:list-item>
              <text:p text:style-name="P84">logIn. Parameters:</text:p>
              <text:list>
                <text:list-item>
                  <text:p text:style-name="P84">user_id INT</text:p>
                </text:list-item>
                <text:list-item>
                  <text:p text:style-name="P84">password TXT <text:span text:style-name="T69">(max50char)</text:span></text:p>
                </text:list-item>
              </text:list>
              <text:p text:style-name="P85"><text:span text:style-name="T27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3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52">password TXT <text:span text:style-name="T52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7">first_name TXT <text:span text:style-name="T69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8">last_name TXT <text:span text:style-name="T69">(max50char)</text:span></text:p>
                </text:list-item>
              </text:list>
            </text:list-item>
          </text:list>
        </text:list-item>
      </text:list>
      <text:list xml:id="list191552022982038" text:continue-list="list1768052759" text:style-name="L1">
        <text:list-item>
          <text:list>
            <text:list-item>
              <text:list>
                <text:list-item>
                  <text:p text:style-name="P23">user_pic_<text:span text:style-name="T65">id</text:span> <text:span text:style-name="T65">INT</text:span></text:p>
                </text:list-item>
              </text:list>
              <text:p text:style-name="P85"><text:span text:style-name="T27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34">createAdmin</text:span><text:span text:style-name="T33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27"><text:span text:style-name="T33">c</text:span><text:span text:style-name="T32">reate_admin_key TXT </text:span><text:span text:style-name="T52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6">password TXT <text:span text:style-name="T69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7">first_name TXT <text:span text:style-name="T69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8">last_name TXT <text:span text:style-name="T69">(max50char)</text:span></text:p>
                </text:list-item>
              </text:list>
            </text:list-item>
          </text:list>
        </text:list-item>
      </text:list>
      <text:list xml:id="list191551995796060" text:continue-list="list191552022982038" text:style-name="L1">
        <text:list-item>
          <text:list>
            <text:list-item>
              <text:list>
                <text:list-item>
                  <text:p text:style-name="P39"><text:soft-page-break/>user_pic_<text:span text:style-name="T65">id</text:span> <text:span text:style-name="T66">INT</text:span></text:p>
                </text:list-item>
              </text:list>
              <text:p text:style-name="P85"><text:span text:style-name="T27">answer example:</text:span></text:p>
              <text:p text:style-name="P14"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23"><text:span text:style-name="T43">getComments</text:span><text:span text:style-name="T33">. Parameters:</text:span></text:p>
              <text:list>
                <text:list-item>
                  <text:p text:style-name="P135"><text:span text:style-name="T33">p</text:span><text:span text:style-name="T32">ost_id INT</text:span></text:p>
                </text:list-item>
                <text:list-item>
                  <text:p text:style-name="P70"><text:span text:style-name="T1">p</text:span>age INT</text:p>
                </text:list-item>
              </text:list>
              <text:p text:style-name="P85"><text:span text:style-name="T27">answer example:</text:span></text:p>
              <text:p text:style-name="P14"><text:span text:style-name="T5">{"page":1,"post_id":17,"comments":[{"comment_id":971,"comment_text":"</text:span><text:span text:style-name="T14">text</text:span><text:span text:style-name="T5">","user_id":489},{"comment_id":952,"comment_text":"</text:span><text:span text:style-name="T14">text</text:span><text:span text:style-name="T5">","user_id":348}]}</text:span></text:p>
            </text:list-item>
            <text:list-item>
              <text:p text:style-name="P136"><text:span text:style-name="T33">g</text:span><text:span text:style-name="T32">etPosts</text:span><text:span text:style-name="T41">/</text:span><text:span text:style-name="T33">INT(</text:span><text:span text:style-name="T32">page</text:span><text:span text:style-name="T33">)</text:span><text:span text:style-name="T38">. </text:span></text:p>
              <text:p text:style-name="P74"><text:span text:style-name="T16">example : «</text:span><text:a xlink:type="simple" xlink:href="http://localhost:3000/getPost/171" text:style-name="Internet_20_link" text:visited-style-name="Visited_20_Internet_20_Link"><text:span text:style-name="T16">http://localhost:3000/</text:span></text:a><text:a xlink:type="simple" xlink:href="http://localhost:3000/getPost/171" text:style-name="Internet_20_link" text:visited-style-name="Visited_20_Internet_20_Link"><text:span text:style-name="T22">getPosts</text:span></text:a><text:a xlink:type="simple" xlink:href="http://localhost:3000/getPost/171" text:style-name="Internet_20_link" text:visited-style-name="Visited_20_Internet_20_Link"><text:span text:style-name="T16">/</text:span></text:a><text:span text:style-name="T22">7</text:span><text:span text:style-name="T20">»</text:span></text:p>
              <text:p text:style-name="P158"><text:span text:style-name="T33">D</text:span><text:span text:style-name="T32">efault sort — DESC by date</text:span></text:p>
              <text:p text:style-name="P138"><text:span text:style-name="T33">Parameters </text:span><text:span text:style-name="T59">all </text:span><text:span text:style-name="T58">optional</text:span><text:span text:style-name="T33">:</text:span></text:p>
              <text:list>
                <text:list-item>
                  <text:p text:style-name="P159"><text:span text:style-name="T33">F</text:span><text:span text:style-name="T32">ilter parameters:</text:span></text:p>
                  <text:list>
                    <text:list-item>
                      <text:p text:style-name="P139">Only one of three date filters:</text:p>
                      <text:list>
                        <text:list-item>
                          <text:p text:style-name="P139">created_at <text:span text:style-name="T74">DATE (Format yyyy-mm-dd, example 2020-02-02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27446456" text:style-name="L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0">created_at_<text:span text:style-name="T74">g</text:span>t <text:span text:style-name="T74">DATE (Format yyyy-mm-dd, example 2020-02-02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64652224" text:style-name="L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1">created_at_lt <text:span text:style-name="T74">DATE (Format yyyy-mm-dd, example 2020-02-02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1554074675897" text:continue-list="list191551995796060" text:style-name="L1">
        <text:list-item>
          <text:list>
            <text:list-item>
              <text:list>
                <text:list-item>
                  <text:list>
                    <text:list-item>
                      <text:p text:style-name="P139">Only one of three tag filters:</text:p>
                      <text:list>
                        <text:list-item>
                          <text:p text:style-name="P139">tag INT</text:p>
                        </text:list-item>
                        <text:list-item>
                          <text:p text:style-name="P139">tags_in ARRAY of INT</text:p>
                        </text:list-item>
                        <text:list-item>
                          <text:p text:style-name="P139">tags_all ARRAY of INT</text:p>
                        </text:list-item>
                      </text:list>
                    </text:list-item>
                    <text:list-item>
                      <text:p text:style-name="P139">Only one of three include filters:</text:p>
                      <text:list>
                        <text:list-item>
                          <text:p text:style-name="P139">name_in TXT</text:p>
                        </text:list-item>
                        <text:list-item>
                          <text:p text:style-name="P139">text_in TXT</text:p>
                        </text:list-item>
                        <text:list-item>
                          <text:p text:style-name="P139">everywhere_in TXT</text:p>
                          <text:p text:style-name="P157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139">category_id INT </text:p>
                    </text:list-item>
                    <text:list-item>
                      <text:p text:style-name="P139">author_name TXT </text:p>
                    </text:list-item>
                  </text:list>
                </text:list-item>
                <text:list-item>
                  <text:p text:style-name="P159">Sort parameters:</text:p>
                </text:list-item>
              </text:list>
              <text:p text:style-name="P15"><text:span text:style-name="T58">D</text:span><text:span text:style-name="T60">efault sort — DESC by date. </text:span><text:span text:style-name="T75">Sort value can be only «asc» or «desc». If there are more then one sort parameters, </text:span><text:span text:style-name="T77">sort </text:span><text:span text:style-name="T75">priority corresponds to the order in which the parameter appears in the </text:span><text:span text:style-name="T77">query </text:span><text:span text:style-name="T75">string. </text:span><text:span text:style-name="T79">Two l</text:span><text:span text:style-name="T78">ast extra sort layer</text:span><text:span text:style-name="T79">s</text:span><text:span text:style-name="T78"> is always by date </text:span><text:span text:style-name="T79">and post id</text:span><text:span text:style-name="T78"> (DESC by default or ASC — if there is «</text:span><text:span text:style-name="T54">sort_by_date</text:span><text:span text:style-name="T55">=asc» in query string </text:span><text:span text:style-name="T56">in any place)</text:span></text:p>
              <text:list>
                <text:list-item>
                  <text:list>
                    <text:list-item>
                      <text:p text:style-name="P142">sort_by_pics_number TXT (asc/desc)</text:p>
                    </text:list-item>
                    <text:list-item>
                      <text:p text:style-name="P142">sort_by_category TXT (asc/desc)</text:p>
                    </text:list-item>
                    <text:list-item>
                      <text:p text:style-name="P142">sort_by_author TXT (asc/desc)</text:p>
                    </text:list-item>
                    <text:list-item>
                      <text:p text:style-name="P117">sort_by_date TXT (asc/desc)</text:p>
                    </text:list-item>
                  </text:list>
                </text:list-item>
              </text:list>
              <text:p text:style-name="P85"><text:span text:style-name="T27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</text:span><text:soft-page-break/><text:span text:style-name="T5">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5"/>
      <text:list xml:id="list191553697089205" text:continue-numbering="true" text:style-name="L1">
        <text:list-item>
          <text:p text:style-name="P10"><text:span text:style-name="T33">Query string </text:span><text:span text:style-name="T34">methods </text:span><text:span text:style-name="T48">with ADMIN token authentification:</text:span></text:p>
          <text:list>
            <text:list-item>
              <text:p text:style-name="P4"><text:span text:style-name="T34">dele</text:span><text:span text:style-name="T33">teUser. Parameters:</text:span></text:p>
              <text:list>
                <text:list-item>
                  <text:p text:style-name="P120"><text:span text:style-name="T33">u</text:span><text:span text:style-name="T32">ser_id INT</text:span></text:p>
                </text:list-item>
                <text:list-item>
                  <text:p text:style-name="P7"><text:span text:style-name="T45">token</text:span><text:span text:style-name="T34"> TXT </text:span><text:span text:style-name="T45">(admin token)</text:span></text:p>
                </text:list-item>
              </text:list>
              <text:p text:style-name="P86"><text:span text:style-name="T27">answer example:</text:span></text:p>
              <text:p text:style-name="P7"><text:span text:style-name="T45">{"ok":true}</text:span></text:p>
            </text:list-item>
            <text:list-item>
              <text:p text:style-name="P7"><text:span text:style-name="T34">createAuthor</text:span><text:span text:style-name="T33">. Parameters:</text:span></text:p>
              <text:list>
                <text:list-item>
                  <text:p text:style-name="P120"><text:span text:style-name="T33">u</text:span><text:span text:style-name="T32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9">author_info TXT <text:span text:style-name="T69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4"><text:span text:style-name="T65">token</text:span> TXT <text:span text:style-name="T65">(admin token)</text:span></text:p>
                </text:list-item>
              </text:list>
              <text:p text:style-name="P87"><text:span text:style-name="T27">answer example:</text:span></text:p>
              <text:p text:style-name="P87"><text:span text:style-name="T27">{"author_id":153,"author_info":"dimonnnn","user_id":400}</text:span></text:p>
            </text:list-item>
          </text:list>
        </text:list-item>
      </text:list>
      <text:list xml:id="list191553194387953" text:continue-list="list191553697089205" text:style-name="L1">
        <text:list-item>
          <text:list>
            <text:list-item>
              <text:p text:style-name="P7"><text:span text:style-name="T34">getAuthor</text:span><text:span text:style-name="T33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5"><text:span text:style-name="T65">token</text:span> TXT <text:span text:style-name="T65">(admin token)</text:span></text:p>
                </text:list-item>
              </text:list>
              <text:p text:style-name="P88"><text:span text:style-name="T27">answer example:</text:span></text:p>
              <text:p text:style-name="P89"><text:span text:style-name="T27">{"author_id":153,"author_info":"dimonnnn","user_id":400}</text:span></text:p>
            </text:list-item>
          </text:list>
        </text:list-item>
      </text:list>
      <text:list xml:id="list191553723355634" text:continue-list="list191553194387953" text:style-name="L1">
        <text:list-item>
          <text:list>
            <text:list-item>
              <text:p text:style-name="P7"><text:span text:style-name="T34">updateAuthor</text:span><text:span text:style-name="T33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26"><text:span text:style-name="T33">u</text:span><text:span text:style-name="T32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50">author_info TXT <text:span text:style-name="T69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6"><text:span text:style-name="T65">token</text:span><text:span text:style-name="T62"> TXT </text:span><text:span text:style-name="T65">(admin token)</text:span></text:p>
                </text:list-item>
              </text:list>
              <text:p text:style-name="P90"><text:span text:style-name="T27">answer example:</text:span></text:p>
              <text:p text:style-name="P91"><text:span text:style-name="T27">{"author_id":153,"author_info":"dimonnnn","user_id":400}</text:span></text:p>
            </text:list-item>
          </text:list>
        </text:list-item>
      </text:list>
      <text:list xml:id="list191552348619617" text:continue-list="list191553723355634" text:style-name="L1">
        <text:list-item>
          <text:list>
            <text:list-item>
              <text:p text:style-name="P120"><text:span text:style-name="T32">dele</text:span><text:span text:style-name="T33">te</text:span><text:span text:style-name="T35">Author</text:span><text:span text:style-name="T33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2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7"><text:span text:style-name="T65">token</text:span><text:span text:style-name="T62"> TXT </text:span><text:span text:style-name="T65">(admin token)</text:span></text:p>
                </text:list-item>
              </text:list>
              <text:p text:style-name="P92"><text:span text:style-name="T27">answer example:</text:span></text:p>
              <text:p text:style-name="P92"><text:span text:style-name="T28">{"ok":true}</text:span></text:p>
            </text:list-item>
          </text:list>
        </text:list-item>
      </text:list>
      <text:list xml:id="list191553171838743" text:continue-list="list191552348619617" text:style-name="L1">
        <text:list-item>
          <text:list>
            <text:list-item>
              <text:p text:style-name="P7"><text:span text:style-name="T35">createCategory</text:span><text:span text:style-name="T33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53"><text:span text:style-name="T33">c</text:span><text:span text:style-name="T35">ategory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8"><text:span text:style-name="T65">token</text:span><text:span text:style-name="T62"> TXT </text:span><text:span text:style-name="T65">(admin token)</text:span></text:p>
                </text:list-item>
              </text:list>
              <text:p text:style-name="P93"><text:span text:style-name="T27">answer example:</text:span></text:p>
              <text:p text:style-name="P93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191553742079837" text:continue-list="list191553171838743" text:style-name="L1">
        <text:list-item>
          <text:list>
            <text:list-item>
              <text:p text:style-name="P8"><text:span text:style-name="T35">createSubCategory</text:span><text:span text:style-name="T33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8"><text:span text:style-name="T33">c</text:span><text:span text:style-name="T32">ategory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191552787092844" text:continue-list="list191553742079837" text:style-name="L1">
        <text:list-item>
          <text:list>
            <text:list-item>
              <text:list>
                <text:list-item>
                  <text:p text:style-name="P51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9"><text:span text:style-name="T65">token</text:span><text:span text:style-name="T62"> TXT </text:span><text:span text:style-name="T65">(admin token)</text:span></text:p>
                </text:list-item>
              </text:list>
              <text:p text:style-name="P94"><text:span text:style-name="T27">answer example:</text:span></text:p>
              <text:p text:style-name="P94"><text:span text:style-name="T27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191552983254185" text:continue-list="list191552787092844" text:style-name="L1">
        <text:list-item>
          <text:list>
            <text:list-item>
              <text:p text:style-name="P121"><text:span text:style-name="T36">updateCategory</text:span><text:span text:style-name="T33">. Parameters:</text:span></text:p>
              <text:list>
                <text:list-item>
                  <text:p text:style-name="P129"><text:span text:style-name="T33">c</text:span><text:span text:style-name="T32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3">category_name TXT <text:span text:style-name="T69">(max</text:span><text:span text:style-name="T70">50</text:span><text:span text:style-name="T69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2"><text:soft-page-break/>super_category_id INT <text:s/><text:span text:style-name="T72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30"><text:span text:style-name="T65">token</text:span><text:span text:style-name="T62"> TXT </text:span><text:span text:style-name="T65">(admin token)</text:span></text:p>
                </text:list-item>
              </text:list>
              <text:p text:style-name="P95"><text:span text:style-name="T27">answer example:</text:span></text:p>
              <text:p text:style-name="P96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191552425044538" text:continue-list="list191552983254185" text:style-name="L1">
        <text:list-item>
          <text:list>
            <text:list-item>
              <text:p text:style-name="P122"><text:span text:style-name="T36">deleteCategory</text:span><text:span text:style-name="T33">. Parameters:</text:span></text:p>
              <text:list>
                <text:list-item>
                  <text:p text:style-name="P129"><text:span text:style-name="T33">c</text:span><text:span text:style-name="T32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1"><text:span text:style-name="T65">token</text:span><text:span text:style-name="T62"> TXT </text:span><text:span text:style-name="T65">(admin token)</text:span></text:p>
                </text:list-item>
              </text:list>
              <text:p text:style-name="P97"><text:span text:style-name="T27">answer example:</text:span></text:p>
              <text:p text:style-name="P98"><text:span text:style-name="T28">{"ok":true}</text:span></text:p>
            </text:list-item>
          </text:list>
        </text:list-item>
      </text:list>
      <text:list xml:id="list191553371418559" text:continue-list="list191552425044538" text:style-name="L1">
        <text:list-item>
          <text:list>
            <text:list-item>
              <text:p text:style-name="P121"><text:span text:style-name="T36">createTag</text:span><text:span text:style-name="T33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31"><text:span text:style-name="T33">t</text:span><text:span text:style-name="T32">ag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2"><text:span text:style-name="T65">token</text:span><text:span text:style-name="T62"> TXT </text:span><text:span text:style-name="T65">(admin token)</text:span></text:p>
                </text:list-item>
              </text:list>
              <text:p text:style-name="P99"><text:span text:style-name="T27">answer example:</text:span></text:p>
              <text:p text:style-name="P99"><text:span text:style-name="T27">{"tag_id":151,"tag_name":"snow"}</text:span></text:p>
            </text:list-item>
          </text:list>
        </text:list-item>
      </text:list>
      <text:list xml:id="list191553568928010" text:continue-list="list191553371418559" text:style-name="L1">
        <text:list-item>
          <text:list>
            <text:list-item>
              <text:p text:style-name="P8"><text:span text:style-name="T36">updateTag</text:span><text:span text:style-name="T33">. Parameters:</text:span></text:p>
              <text:list>
                <text:list-item>
                  <text:p text:style-name="P129"><text:span text:style-name="T33">t</text:span><text:span text:style-name="T32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4">tag_name TXT <text:span text:style-name="T69">(max</text:span><text:span text:style-name="T70">50</text:span><text:span text:style-name="T69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3"><text:span text:style-name="T65">token</text:span><text:span text:style-name="T62"> TXT </text:span><text:span text:style-name="T65">(admin token)</text:span></text:p>
                </text:list-item>
              </text:list>
              <text:p text:style-name="P100"><text:span text:style-name="T27">answer example:</text:span></text:p>
              <text:p text:style-name="P101"><text:span text:style-name="T27">{"tag_id":151,"tag_name":"snow"}</text:span></text:p>
            </text:list-item>
          </text:list>
        </text:list-item>
      </text:list>
      <text:list xml:id="list191553906908666" text:continue-list="list191553568928010" text:style-name="L1">
        <text:list-item>
          <text:list>
            <text:list-item>
              <text:p text:style-name="P122"><text:span text:style-name="T33">delete</text:span><text:span text:style-name="T36">Tag</text:span><text:span text:style-name="T33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30"><text:span text:style-name="T33">t</text:span><text:span text:style-name="T32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4"><text:span text:style-name="T65">token</text:span><text:span text:style-name="T62"> TXT </text:span><text:span text:style-name="T65">(admin token)</text:span></text:p>
                </text:list-item>
              </text:list>
              <text:p text:style-name="P102"><text:span text:style-name="T27">answer example:</text:span></text:p>
              <text:p text:style-name="P102"><text:span text:style-name="T28">{"ok":true}</text:span></text:p>
            </text:list-item>
          </text:list>
        </text:list-item>
      </text:list>
      <text:p text:style-name="P36"/>
      <text:list xml:id="list191552798728670" text:continue-list="list191553906908666" text:style-name="L1">
        <text:list-item>
          <text:p text:style-name="P23">Query string <text:span text:style-name="T62">methods </text:span><text:span text:style-name="T68">with USER/ADMIN token authentification:</text:span></text:p>
          <text:list>
            <text:list-item>
              <text:p text:style-name="P12"><text:span text:style-name="T39">createPostsDraft</text:span><text:span text:style-name="T33">. </text:span></text:p>
              <text:p text:style-name="P12"><text:span text:style-name="T48">User should be post author.</text:span></text:p>
              <text:p text:style-name="P10"><text:span text:style-name="T33">Parameters:</text:span></text:p>
              <text:list>
                <text:list-item>
                  <text:p text:style-name="P132"><text:span text:style-name="T33">p</text:span><text:span text:style-name="T32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9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03"><text:span text:style-name="T27">answer example:</text:span></text:p>
              <text:p text:style-name="P155"><text:span text:style-name="T10">{"draft_id":155,"post_id":20,"author":{"author_id":27,"author_info":"</text:span><text:span text:style-name="T12">info</text:span><text:span text:style-name="T10">","user_id":27},"draft_name":"a</text:span><text:span text:style-name="T12">name</text:span><text:span text:style-name="T10">","draft_category":{"category_id":50,"category_name":"enim","sub_categories":[65,93],"super_category":{"category_id":3,"category_name":"quisque","sub_categories":[33,50,60]}}},"draft_text":"i</text:span><text:span text:style-name="T12">text</text:span><text:span text:style-name="T10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191552623370680" text:continue-list="list191552798728670" text:style-name="L1">
        <text:list-item>
          <text:list>
            <text:list-item>
              <text:p text:style-name="P12"><text:span text:style-name="T39">getDraft</text:span><text:span text:style-name="T33">. </text:span></text:p>
              <text:p text:style-name="P12"><text:span text:style-name="T48">User should be draft author.</text:span></text:p>
              <text:p text:style-name="P10"><text:span text:style-name="T33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6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60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04"><text:span text:style-name="T27">answer example:</text:span></text:p>
              <text:p text:style-name="P105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</text:span><text:soft-page-break/><text:span text:style-name="T28">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191552052616731" text:continue-list="list191552623370680" text:style-name="L1">
        <text:list-item>
          <text:list>
            <text:list-item>
              <text:p text:style-name="P12"><text:span text:style-name="T39">getDrafts</text:span><text:span text:style-name="T33">. </text:span></text:p>
              <text:p text:style-name="P12"><text:span text:style-name="T48">User </text:span><text:span text:style-name="T49">should be author,</text:span><text:span text:style-name="T51"> gets only his drafts</text:span><text:span text:style-name="T48">.</text:span></text:p>
              <text:p text:style-name="P124"><text:span text:style-name="T33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7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1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06"><text:span text:style-name="T27">answer example:</text:span></text:p>
              <text:p text:style-name="P156"><text:span text:style-name="T10">{"page":2,"drafts":[{"draft_id":136,"post_id":"NULL","author":{"author_id":27,"author_info":"</text:span><text:span text:style-name="T13">info</text:span><text:span text:style-name="T10">","user_id":27},"draft_name":"c</text:span><text:span text:style-name="T13">name</text:span><text:span text:style-name="T10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3">info</text:span><text:span text:style-name="T10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3">text</text:span><text:span text:style-name="T10">","draft_main_pic_id":202,"draft_main_pic_url":"http://localhost:3000/picture/202","draft_pics":[{"pic_id":500,"pic_url":"http://localhost:3000/picture/500"}],"draft_tags":[{"tag_id":20,"tag_name":"mauris"},{"tag_id":100,"tag_name":"ac"}]}</text:span></text:p>
            </text:list-item>
          </text:list>
        </text:list-item>
      </text:list>
      <text:list xml:id="list191552969851348" text:continue-list="list191552052616731" text:style-name="L1">
        <text:list-item>
          <text:list>
            <text:list-item>
              <text:p text:style-name="P12"><text:span text:style-name="T33">delete</text:span><text:span text:style-name="T40">Draft</text:span><text:span text:style-name="T33">. </text:span></text:p>
              <text:p text:style-name="P12"><text:span text:style-name="T48">User should be draft author.</text:span></text:p>
              <text:p text:style-name="P11"><text:span text:style-name="T33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8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2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07"><text:span text:style-name="T27">answer example:</text:span></text:p>
              <text:p text:style-name="P107"><text:span text:style-name="T28">{"ok":true}</text:span></text:p>
            </text:list-item>
          </text:list>
        </text:list-item>
      </text:list>
      <text:list xml:id="list191553357551155" text:continue-list="list191552969851348" text:style-name="L1">
        <text:list-item>
          <text:list>
            <text:list-item>
              <text:p text:style-name="P12"><text:span text:style-name="T40">publishDraft</text:span><text:span text:style-name="T33">. </text:span></text:p>
              <text:p text:style-name="P12"><text:span text:style-name="T48">User should be draft author.</text:span></text:p>
              <text:p text:style-name="P11"><text:span text:style-name="T33">Parameters:</text:span></text:p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3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08"><text:span text:style-name="T27">answer example:</text:span></text:p>
              <text:p text:style-name="P109"><text:span text:style-name="T27">{"post_id":7,"author":{"author_id":2,"author_info":"</text:span><text:span text:style-name="T26">info</text:span><text:span text:style-name="T27">","user_id":2},"post_name":"</text:span><text:span text:style-name="T26">name</text:span><text:span text:style-name="T27">","post_create_date":"2018-06-26","post_category":{"category_id":16,"category_name":"odio","sub_categories":[25,26]},"post_text":"</text:span><text:span text:style-name="T26">text</text:span><text:span text:style-name="T27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</text:list>
        </text:list-item>
      </text:list>
      <text:list xml:id="list191553113666683" text:continue-list="list191553357551155" text:style-name="L1">
        <text:list-item>
          <text:list>
            <text:list-item>
              <text:p text:style-name="P124"><text:soft-page-break/><text:span text:style-name="T43">createComment</text:span><text:span text:style-name="T33">. Parameters:</text:span></text:p>
              <text:list>
                <text:list-item>
                  <text:p text:style-name="P134"><text:span text:style-name="T33">p</text:span><text:span text:style-name="T32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1">comment_text TXT <text:span text:style-name="T69">(max</text:span><text:span text:style-name="T70">1000</text:span><text:span text:style-name="T69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4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10"><text:span text:style-name="T27">answer example:</text:span></text:p>
              <text:p text:style-name="P111"><text:span text:style-name="T27">{"comment_id":1001,"comment_text":"cool","post_id":16,"user_id":27}</text:span></text:p>
            </text:list-item>
          </text:list>
        </text:list-item>
      </text:list>
      <text:list xml:id="list191553335459944" text:continue-list="list191553113666683" text:style-name="L1">
        <text:list-item>
          <text:list>
            <text:list-item>
              <text:p text:style-name="P12"><text:span text:style-name="T43">updateComment</text:span><text:span text:style-name="T33">. </text:span></text:p>
              <text:p text:style-name="P12"><text:span text:style-name="T48">User should be </text:span><text:span text:style-name="T49">comment</text:span><text:span text:style-name="T48"> author.</text:span></text:p>
              <text:p text:style-name="P124"><text:span text:style-name="T33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2">comment_text TXT<text:span text:style-name="T69">(max</text:span><text:span text:style-name="T70">1000</text:span><text:span text:style-name="T69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5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  <text:p text:style-name="P112"><text:span text:style-name="T27">answer example:</text:span></text:p>
              <text:p text:style-name="P113"><text:span text:style-name="T27">{"comment_id":1001,"comment_text":"cool","post_id":16,"user_id":27}</text:span></text:p>
            </text:list-item>
          </text:list>
        </text:list-item>
      </text:list>
      <text:list xml:id="list191552906706464" text:continue-list="list191553335459944" text:style-name="L1">
        <text:list-item>
          <text:list>
            <text:list-item>
              <text:p text:style-name="P125"><text:span text:style-name="T44">delete</text:span><text:span text:style-name="T43">Comment</text:span><text:span text:style-name="T33">. </text:span></text:p>
              <text:p text:style-name="P125"><text:span text:style-name="T48">User should be </text:span><text:span text:style-name="T49">admin </text:span><text:span text:style-name="T61">or</text:span><text:span text:style-name="T49"> comment</text:span><text:span text:style-name="T48">/</text:span><text:span text:style-name="T49">post </text:span><text:span text:style-name="T48">author.</text:span></text:p>
              <text:p text:style-name="P125"><text:span text:style-name="T33">Parameters:</text:span></text:p>
              <text:list>
                <text:list-item>
                  <text:p text:style-name="P69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33"><text:span text:style-name="T45">token</text:span><text:span text:style-name="T34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14"><text:span text:style-name="T27">answer example:</text:span></text:p>
              <text:p text:style-name="P114"><text:span text:style-name="T28">{"ok":true}</text:span></text:p>
            </text:list-item>
          </text:list>
        </text:list-item>
      </text:list>
      <text:p text:style-name="P3"/>
      <text:list xml:id="list191553510044837" text:continue-list="list191552906706464" text:style-name="L1">
        <text:list-item>
          <text:p text:style-name="P144"><text:span text:style-name="T33">J</text:span><text:span text:style-name="T32">son body methods. </text:span><text:span text:style-name="T49">Needs </text:span><text:span text:style-name="T48">USER/ADMIN token authentification</text:span><text:span text:style-name="T32">:</text:span></text:p>
          <text:list>
            <text:list-item>
              <text:p text:style-name="P145"><text:span text:style-name="T32">createNewDraft. <text:s/></text:span></text:p>
              <text:p text:style-name="P145"><text:span text:style-name="T49">User should be author.</text:span></text:p>
              <text:p text:style-name="P144"><text:span text:style-name="T33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6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8">draft_name TXT <text:span text:style-name="T69">(max</text:span><text:span text:style-name="T71">5</text:span><text:span text:style-name="T70">0</text:span><text:span text:style-name="T69">char)</text:span></text:p>
                </text:list-item>
              </text:list>
            </text:list-item>
          </text:list>
        </text:list-item>
      </text:list>
      <text:list xml:id="list191552326009432" text:continue-list="list191553510044837" text:style-name="L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9">draft_text TXT <text:span text:style-name="T69">(max</text:span><text:span text:style-name="T70">10000</text:span><text:span text:style-name="T69">char)</text:span></text:p>
                </text:list-item>
              </text:list>
            </text:list-item>
          </text:list>
        </text:list-item>
      </text:list>
      <text:list xml:id="list191553959955476" text:continue-list="list191552326009432" text:style-name="L1">
        <text:list-item>
          <text:list>
            <text:list-item>
              <text:list>
                <text:list-item>
                  <text:p text:style-name="P9"><text:span text:style-name="T38">draft_main_pic_</text:span><text:span text:style-name="T46">id INT</text:span></text:p>
                </text:list-item>
                <text:list-item>
                  <text:p text:style-name="P143"><text:span text:style-name="T32">draft_tags_ids </text:span><text:span text:style-name="T46">INT </text:span><text:span text:style-name="T37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46"><text:span text:style-name="T32">draft_</text:span><text:span text:style-name="T46">pic</text:span><text:span text:style-name="T32">s_ids </text:span><text:span text:style-name="T41"><text:s/></text:span><text:span text:style-name="T46">INT </text:span><text:span text:style-name="T37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47"><text:span text:style-name="T64">example: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73">{ "token": "abc",</text:span></text:p>
      <text:p text:style-name="P148"><text:s text:c="4"/>"draft_name": "rock",</text:p>
      <text:p text:style-name="P148"><text:s text:c="4"/>"draft_category_id": 3,</text:p>
      <text:p text:style-name="P148"><text:s text:c="4"/>"draft_text": "heyhey",</text:p>
      <text:p text:style-name="P148"><text:s text:c="4"/>"draft_main_pic_id": 501,</text:p>
      <text:p text:style-name="P148"><text:s text:c="4"/>"draft_tags_ids" : [ 1, 2, 4 ],</text:p>
      <text:p text:style-name="P148"><text:s text:c="4"/>"draft_pics_ids": [ 5,4,3]}</text:p>
      <text:list xml:id="list191554011785470" text:continue-list="list2377728025" text:style-name="L44">
        <text:list-item>
          <text:list>
            <text:list-header>
              <text:p text:style-name="P115"><text:span text:style-name="T27">answer example:</text:span></text:p>
              <text:p text:style-name="P154"><text:span text:style-name="T10">{"draft_id":152,"post_id":"NULL","author":{"author_id":27,"author_info":"</text:span><text:span text:style-name="T11">info</text:span><text:span text:style-name="T10">,"user_id":27},"draft_name":"rock","draft_category":{"category_id":3,"category_name":"quisque","sub_categories":[33,50,60]},"draft_text":"</text:span><text:span text:style-name="T11">text</text:span><text:span text:style-name="T10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list xml:id="list191553715223726" text:continue-list="list4071255903" text:style-name="L19">
        <text:list-item>
          <text:list>
            <text:list-item>
              <text:p text:style-name="P137">updateDraft/<text:span text:style-name="T33">INT(</text:span><text:span text:style-name="T43">draft</text:span><text:span text:style-name="T33">_id)</text:span><text:span text:style-name="T38">. </text:span></text:p>
              <text:p text:style-name="P73"><text:span text:style-name="T16">example : «</text:span><text:a xlink:type="simple" xlink:href="http://localhost:3000/updateDraft/241" text:style-name="Internet_20_link" text:visited-style-name="Visited_20_Internet_20_Link"><text:span text:style-name="T16">http://localhost:3000/</text:span></text:a><text:a xlink:type="simple" xlink:href="http://localhost:3000/updateDraft/241" text:style-name="Internet_20_link" text:visited-style-name="Visited_20_Internet_20_Link"><text:span text:style-name="T21">updateDraft</text:span></text:a><text:a xlink:type="simple" xlink:href="http://localhost:3000/updateDraft/241" text:style-name="Internet_20_link" text:visited-style-name="Visited_20_Internet_20_Link"><text:span text:style-name="T16">/</text:span></text:a><text:a xlink:type="simple" xlink:href="http://localhost:3000/updateDraft/241" text:style-name="Internet_20_link" text:visited-style-name="Visited_20_Internet_20_Link"><text:span text:style-name="T19">24</text:span></text:a><text:a xlink:type="simple" xlink:href="http://localhost:3000/updateDraft/241" text:style-name="Internet_20_link" text:visited-style-name="Visited_20_Internet_20_Link"><text:span text:style-name="T16">1</text:span></text:a><text:span text:style-name="T20">»</text:span></text:p>
              <text:p text:style-name="P77"><text:span text:style-name="T23">User should be </text:span><text:span text:style-name="T24">draft </text:span><text:span text:style-name="T23">author.</text:span></text:p>
              <text:p text:style-name="P24"><text:soft-page-break/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7"><text:span text:style-name="T65">token</text:span><text:span text:style-name="T62"> TXT </text:span><text:span text:style-name="T65">(</text:span><text:span text:style-name="T67">user/</text:span><text:span text:style-name="T65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80">draft_name TXT <text:span text:style-name="T69">(max</text:span><text:span text:style-name="T71">5</text:span><text:span text:style-name="T70">0</text:span><text:span text:style-name="T69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6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1">draft_text TXT <text:span text:style-name="T69">(max</text:span><text:span text:style-name="T71">1000</text:span><text:span text:style-name="T70">0</text:span><text:span text:style-name="T69">char)</text:span></text:p>
                </text:list-item>
              </text:list>
            </text:list-item>
          </text:list>
        </text:list-item>
      </text:list>
      <text:list xml:id="list191552660295274" text:continue-list="list137753869" text:style-name="L21">
        <text:list-item>
          <text:list>
            <text:list-item>
              <text:list>
                <text:list-item>
                  <text:p text:style-name="P76">draft_main_pic_<text:span text:style-name="T66">id</text:span> <text:span text:style-name="T66">INT</text:span></text:p>
                </text:list-item>
                <text:list-item>
                  <text:p text:style-name="P149"><text:span text:style-name="T38">draft_tags_ids </text:span><text:span text:style-name="T47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50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</text:list-item>
          </text:list>
        </text:list-item>
      </text:list>
      <text:list xml:id="list191552604773721" text:continue-list="list191553715223726" text:style-name="L19">
        <text:list-item>
          <text:list>
            <text:list-header>
              <text:p text:style-name="P116"><text:span text:style-name="T27">answer example:</text:span></text:p>
              <text:p text:style-name="P25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p text:style-name="P82"/>
      <text:p text:style-name="P2"/>
      <text:p text:style-name="P4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3T19:15:51.794113190</dc:date>
    <meta:editing-duration>P1DT4H21M26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7" meta:paragraph-count="235" meta:word-count="811" meta:character-count="12280" meta:non-whitespace-character-count="11759"/>
  </office:meta>
</office:document-meta>
</file>